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9c1" officeooo:paragraph-rsid="0002a9c1"/>
    </style:style>
    <style:style style:name="P2" style:family="paragraph" style:parent-style-name="Standard">
      <style:text-properties fo:font-weight="bold" officeooo:rsid="0002a9c1" officeooo:paragraph-rsid="0002a9c1" style:font-weight-asian="bold" style:font-weight-complex="bold"/>
    </style:style>
    <style:style style:name="T1" style:family="text">
      <style:text-properties officeooo:rsid="0003354b"/>
    </style:style>
    <style:style style:name="T2" style:family="text">
      <style:text-properties officeooo:rsid="0003e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8 Programs</text:p>
      <text:p text:style-name="P2"/>
      <text:p text:style-name="P2">1. To display number of words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char a[100];</text:p>
      <text:p text:style-name="P1"><text:s text:c="4"/>int w=1;</text:p>
      <text:p text:style-name="P1"/>
      <text:p text:style-name="P1"><text:s text:c="4"/>cout&lt;&lt;"Enter sentence:"&lt;&lt;endl;</text:p>
      <text:p text:style-name="P1"><text:s text:c="4"/>cin.get(a,100);</text:p>
      <text:p text:style-name="P1"/>
      <text:p text:style-name="P1"><text:s text:c="4"/>for(int i=0;a[i]!=0;i++)</text:p>
      <text:p text:style-name="P1"><text:s text:c="4"/>{</text:p>
      <text:p text:style-name="P1"><text:s text:c="8"/>if(a[i]==' '<text:span text:style-name="T2">&amp;&amp;a[i]!=' '</text:span>)</text:p>
      <text:p text:style-name="P1"><text:s text:c="8"/>w++;</text:p>
      <text:p text:style-name="P1"><text:s text:c="4"/>}</text:p>
      <text:p text:style-name="P1"/>
      <text:p text:style-name="P1"><text:s text:c="4"/>cout&lt;&lt;"Number of words: "&lt;&lt;w&lt;&lt;endl;</text:p>
      <text:p text:style-name="P1">}</text:p>
      <text:p text:style-name="P1"/>
      <text:p text:style-name="P2">2. Toggle case <text:span text:style-name="T1">of a string</text:span>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char a[100];</text:p>
      <text:p text:style-name="P1"/>
      <text:p text:style-name="P1"><text:s text:c="4"/>cout&lt;&lt;"Enter sentence:"&lt;&lt;endl;</text:p>
      <text:p text:style-name="P1"><text:s text:c="4"/>cin.get(a,100);</text:p>
      <text:p text:style-name="P1"/>
      <text:p text:style-name="P1"><text:s text:c="4"/>for(int i=0;a[i]!='\0';i++)</text:p>
      <text:p text:style-name="P1"><text:s text:c="4"/>{</text:p>
      <text:p text:style-name="P1"><text:s text:c="8"/>if(a[i]&gt;='A'&amp;&amp;a[i]&lt;='Z')</text:p>
      <text:p text:style-name="P1"><text:s text:c="8"/>a[i]=a[i]+32;</text:p>
      <text:p text:style-name="P1"><text:s text:c="8"/>else if(a[i]&gt;='a'&amp;&amp;a[i]&lt;='z')</text:p>
      <text:p text:style-name="P1"><text:s text:c="8"/>a[i]=a[i]-32;</text:p>
      <text:p text:style-name="P1"><text:s text:c="4"/>}</text:p>
      <text:p text:style-name="P1"/>
      <text:p text:style-name="P1"/>
      <text:p text:style-name="P1"><text:s text:c="4"/>cout&lt;&lt;"New string "&lt;&lt;a&lt;&lt;endl;</text:p>
      <text:p text:style-name="P1">}</text:p>
      <text:p text:style-name="P1"/>
      <text:p text:style-name="P2">3. Substring <text:span text:style-name="T1">in a string</text:span></text:p>
      <text:p text:style-name="P2"/>
      <text:p text:style-name="P1">#include&lt;iostream&gt;</text:p>
      <text:p text:style-name="P1">using namespace std;</text:p>
      <text:p text:style-name="P1"><text:soft-page-break/></text:p>
      <text:p text:style-name="P1">int main()</text:p>
      <text:p text:style-name="P1">{</text:p>
      <text:p text:style-name="P1"><text:s text:c="4"/>char a[100],ss[100];</text:p>
      <text:p text:style-name="P1"><text:s text:c="4"/>int c=0,j,i;</text:p>
      <text:p text:style-name="P1"/>
      <text:p text:style-name="P1"><text:s text:c="4"/>cout&lt;&lt;"Enter sentence:"&lt;&lt;endl;</text:p>
      <text:p text:style-name="P1"><text:s text:c="4"/>cin.getline(a,100);</text:p>
      <text:p text:style-name="P1"/>
      <text:p text:style-name="P1"><text:s text:c="4"/>cout&lt;&lt;"Enter search string:"&lt;&lt;endl;</text:p>
      <text:p text:style-name="P1"><text:s text:c="4"/>cin.get(ss,100);</text:p>
      <text:p text:style-name="P1"/>
      <text:p text:style-name="P1"><text:s text:c="4"/>for(int k=0;ss[k]!='\0';k++)</text:p>
      <text:p text:style-name="P1"><text:s text:c="4"/>c++;</text:p>
      <text:p text:style-name="P1"/>
      <text:p text:style-name="P1"><text:s text:c="3"/>for(i=0,j=0; a[i]!='\0'&amp;&amp; ss[j]!='\0';i++)</text:p>
      <text:p text:style-name="P1"><text:s text:c="4"/>{</text:p>
      <text:p text:style-name="P1"><text:s text:c="7"/>if(a[i]==ss[j])</text:p>
      <text:p text:style-name="P1"><text:s text:c="7"/>j++;</text:p>
      <text:p text:style-name="P1"><text:s text:c="6"/>else</text:p>
      <text:p text:style-name="P1"><text:s text:c="7"/>j=0;</text:p>
      <text:p text:style-name="P1"><text:s text:c="3"/>}</text:p>
      <text:p text:style-name="P1"/>
      <text:p text:style-name="P1"><text:s text:c="4"/>if (j==c)</text:p>
      <text:p text:style-name="P1"><text:s text:c="4"/>cout&lt;&lt;"Found at position "&lt;&lt;(i-j+1)&lt;&lt;endl;</text:p>
      <text:p text:style-name="P1"><text:s text:c="4"/>else</text:p>
      <text:p text:style-name="P1"><text:s text:c="4"/>cout&lt;&lt;"Not found";</text:p>
      <text:p text:style-name="P1">}</text:p>
      <text:p text:style-name="P1"/>
      <text:p text:style-name="P2">4. Check if a string is palindrome or not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char a[100],rev[100];</text:p>
      <text:p text:style-name="P1"><text:s text:c="4"/>int c=0,i,flag=0;</text:p>
      <text:p text:style-name="P1"/>
      <text:p text:style-name="P1"><text:s text:c="4"/>cout&lt;&lt;"Enter sentence:"&lt;&lt;endl;</text:p>
      <text:p text:style-name="P1"><text:s text:c="4"/>cin.getline(a,100);</text:p>
      <text:p text:style-name="P1"/>
      <text:p text:style-name="P1"><text:s text:c="4"/>for(i=0;a[i]!='\0';i++)</text:p>
      <text:p text:style-name="P1"><text:s text:c="4"/>c++;</text:p>
      <text:p text:style-name="P1"/>
      <text:p text:style-name="P1"><text:s text:c="4"/>for(i=0;i&lt;c/2;i++)</text:p>
      <text:p text:style-name="P1"><text:s text:c="4"/>{</text:p>
      <text:p text:style-name="P1"><text:s text:c="8"/>if(a[i]!=a[c-i-1])</text:p>
      <text:p text:style-name="P1"><text:s text:c="8"/>{</text:p>
      <text:p text:style-name="P1"><text:s text:c="12"/>flag=1;</text:p>
      <text:p text:style-name="P1"><text:s text:c="12"/>break;</text:p>
      <text:p text:style-name="P1"><text:s text:c="8"/>}</text:p>
      <text:p text:style-name="P1"><text:soft-page-break/><text:s text:c="4"/>}</text:p>
      <text:p text:style-name="P1"/>
      <text:p text:style-name="P1"><text:s text:c="4"/>if (flag==0)</text:p>
      <text:p text:style-name="P1"><text:s text:c="4"/>cout&lt;&lt;"It is a palindrome.";</text:p>
      <text:p text:style-name="P1"><text:s text:c="4"/>else</text:p>
      <text:p text:style-name="P1"><text:s text:c="4"/>cout&lt;&lt;"It is not a palindrome.";</text:p>
      <text:p text:style-name="P1"/>
      <text:p text:style-name="P1">}</text:p>
      <text:p text:style-name="P1"/>
      <text:p text:style-name="P2">5. Convert a string to integer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char a[100];</text:p>
      <text:p text:style-name="P1"><text:s text:c="4"/>int i,num=0;</text:p>
      <text:p text:style-name="P1"/>
      <text:p text:style-name="P1"><text:s text:c="4"/>cout&lt;&lt;"Enter string:"&lt;&lt;endl;</text:p>
      <text:p text:style-name="P1"><text:s text:c="4"/>cin.get(a,100);</text:p>
      <text:p text:style-name="P1"/>
      <text:p text:style-name="P1"><text:s text:c="4"/>for(int i=0;a[i]!='\0';i++)</text:p>
      <text:p text:style-name="P1"><text:s text:c="8"/>num=num*10 + a[i]-'0';</text:p>
      <text:p text:style-name="P1"/>
      <text:p text:style-name="P1"><text:s text:c="4"/>cout&lt;&lt;num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0:45:50.186954956</meta:creation-date>
    <dc:date>2015-11-16T16:11:17.295478921</dc:date>
    <meta:editing-duration>PT29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3" meta:paragraph-count="96" meta:word-count="185" meta:character-count="1764" meta:non-whitespace-character-count="1350"/>
  </office:meta>
</office:document-meta>
</file>